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Picture 1" text:anchor-type="as-char" svg:x="0in" svg:y="0in" svg:width="5.15718in" svg:height="2.54831in" style:rel-width="scale" style:rel-height="scale"><draw:image xlink:href="media/image1.png" xlink:type="simple" xlink:show="embed" xlink:actuate="onLoad"/><svg:title/><svg:desc>A blue and black color palette

Description automatically generated with medium confidence</svg:desc></draw:frame></text:p>
      <text:p text:style-name="Normal"><draw:frame draw:style-name="a1" draw:name="Picture 1" text:anchor-type="as-char" svg:x="0in" svg:y="0in" svg:width="2.36805in" svg:height="2.64244in" style:rel-width="scale" style:rel-height="scale"><draw:image xlink:href="media/image2.png" xlink:type="simple" xlink:show="embed" xlink:actuate="onLoad"/><svg:title/><svg:desc>A blue background with white text

Description automatically generated</svg:desc></draw:frame><text:s/><draw:frame draw:style-name="a2" draw:name="Picture 1" text:anchor-type="as-char" svg:x="0in" svg:y="0in" svg:width="2.26366in" svg:height="2.61223in" style:rel-width="scale" style:rel-height="scale"><draw:image xlink:href="media/image3.png" xlink:type="simple" xlink:show="embed" xlink:actuate="onLoad"/><svg:title/><svg:desc>A blue background with black text

Description automatically generated</svg:desc></draw:frame></text:p>
      <text:p text:style-name="Normal"><draw:frame draw:style-name="a3" draw:name="Picture 1" text:anchor-type="as-char" svg:x="0in" svg:y="0in" svg:width="5.78337in" svg:height="3.47681in" style:rel-width="scale" style:rel-height="scale"><draw:image xlink:href="media/image4.jpeg" xlink:type="simple" xlink:show="embed" xlink:actuate="onLoad"/><svg:title/><svg:desc>happy group of people - The Answer Class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Fx Hx</meta:initial-creator>
    <dc:creator>Fx Hx</dc:creator>
    <meta:creation-date>2024-09-12T12:32:00Z</meta:creation-date>
    <dc:date>2024-09-23T07:42:00Z</dc:date>
    <meta:template xlink:href="Normal.dotm" xlink:type="simple"/>
    <meta:editing-cycles>3</meta:editing-cycles>
    <meta:editing-duration>PT1140S</meta:editing-duration>
    <meta:document-statistic meta:page-count="1" meta:paragraph-count="1" meta:word-count="1" meta:character-count="7" meta:row-count="1" meta:non-whitespace-character-count="7"/>
  </office:meta>
</office:document-meta>
</file>